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ole-draw-aspect="1" style:protect="siz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8pt" fo:font-weight="bold" style:font-size-asian="18pt" style:font-size-complex="18pt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0.5cm" svg:height="2.5cm" svg:x="5.5cm" svg:y="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908.997429305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4.5cm" svg:height="4cm" svg:x="9cm" svg:y="9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4213.936317489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8cm" svg:y1="12cm" svg:x2="8cm" svg:y2="13.5cm">
          <text:p/>
        </draw:line>
        <draw:line draw:style-name="gr2" draw:text-style-name="P1" draw:layer="layout" svg:x1="10cm" svg:y1="13.5cm" svg:x2="10cm" svg:y2="15.5cm">
          <text:p/>
        </draw:line>
        <draw:line draw:style-name="gr2" draw:text-style-name="P1" draw:layer="layout" svg:x1="11cm" svg:y1="9cm" svg:x2="8cm" svg:y2="12cm">
          <text:p/>
        </draw:line>
        <draw:line draw:style-name="gr2" draw:text-style-name="P1" draw:layer="layout" svg:x1="11.893cm" svg:y1="9cm" svg:x2="13.5cm" svg:y2="9cm">
          <text:p/>
        </draw:line>
        <draw:frame draw:style-name="gr3" draw:text-style-name="P2" draw:layer="layout" svg:width="0.891cm" svg:height="0.983cm" svg:x="10.147cm" svg:y="14.037cm">
          <draw:text-box>
            <text:p text:style-name="P2">d</text:p>
          </draw:text-box>
        </draw:frame>
        <draw:frame draw:style-name="gr3" draw:text-style-name="P2" draw:layer="layout" svg:width="0.959cm" svg:height="0.983cm" svg:x="7cm" svg:y="12.017cm">
          <draw:text-box>
            <text:p text:style-name="P2">H</text:p>
          </draw:text-box>
        </draw:frame>
        <draw:frame draw:style-name="gr3" draw:text-style-name="P2" draw:layer="layout" svg:width="0.891cm" svg:height="0.983cm" svg:x="8.5cm" svg:y="9.517cm">
          <draw:text-box>
            <text:p text:style-name="P2">L</text:p>
          </draw:text-box>
        </draw:frame>
        <draw:frame draw:style-name="gr3" draw:text-style-name="P2" draw:layer="layout" svg:width="0.959cm" svg:height="0.983cm" svg:x="13.541cm" svg:y="8.517cm">
          <draw:text-box>
            <text:p text:style-name="P2">B</text:p>
          </draw:text-box>
        </draw:frame>
        <draw:frame draw:style-name="gr4" draw:layer="layout" svg:width="5.877cm" svg:height="1.085cm" svg:x="15.986cm" svg:y="6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Werner Pamler</meta:initial-creator>
    <meta:creation-date>2007-07-13T23:17:50</meta:creation-date>
    <dc:creator>Werner Pamler</dc:creator>
    <dc:date>2007-07-14T00:19:43</dc:date>
    <dc:language>de-DE</dc:language>
    <meta:editing-cycles>2</meta:editing-cycles>
    <meta:editing-duration>PT1H2M8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i>k</math:mi>
      </math:mrow>
      <math:msub>
        <math:mo math:stretchy="false">ε</math:mo>
        <math:mn>0</math:mn>
      </math:msub>
      <math:mi>L</math:mi>
      <math:mfenced math:open="[" math:close="]">
        <math:mrow>
          <math:mrow>
            <math:mrow>
              <math:mfrac>
                <math:mi>B</math:mi>
                <math:mi>d</math:mi>
              </math:mfrac>
              <math:mo math:stretchy="false">+</math:mo>
              <math:mn>0.77</math:mn>
            </math:mrow>
            <math:mo math:stretchy="false">+</math:mo>
            <math:mn>1.06</math:mn>
          </math:mrow>
          <math:mfenced math:open="" math:close="">
            <math:mrow>
              <math:msup>
                <math:mfenced math:open="" math:close="">
                  <math:mfrac>
                    <math:mi>B</math:mi>
                    <math:mi>d</math:mi>
                  </math:mfrac>
                </math:mfenced>
                <math:mn>0.25</math:mn>
              </math:msup>
              <math:mo math:stretchy="false">+</math:mo>
              <math:msup>
                <math:mfenced math:open="" math:close="">
                  <math:mfrac>
                    <math:mi>H</math:mi>
                    <math:mi>d</math:mi>
                  </math:mfrac>
                </math:mfenced>
                <math:mn>0.5</math:mn>
              </math:msup>
            </math:mrow>
          </math:mfenced>
        </math:mrow>
      </math:mfenced>
    </math:mrow>
    <math:annotation math:encoding="StarMath 5.0">C = k %epsilon rsub{0} L left [ B over d + 0.77 + 1.06 left ( left ( B over d right ) ^{0.25} + left ( H over d right )^{0.5} right ) right ] </math:annotation>
  </math:semantics>
</math:math>
</file>